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4.4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1cm" fo:min-width="2.48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1cm" fo:min-width="2.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</style:style>
    <style:style style:name="gr6" style:family="graphic" style:parent-style-name="standard">
      <style:graphic-properties svg:stroke-width="0.254cm" draw:marker-start="Arrow" draw:marker-start-width="0.679cm" draw:marker-end="Arrow" draw:marker-end-width="0.679cm" draw:fill="solid" draw:fill-color="#000000" draw:textarea-vertical-align="middle" fo:padding-top="0.25cm" fo:padding-bottom="0.25cm" fo:padding-left="0.375cm" fo:padding-right="0.375cm"/>
    </style:style>
    <style:style style:name="P1" style:family="paragraph">
      <style:text-properties fo:font-size="20.6000003814697pt" style:font-size-asian="22pt" style:font-size-complex="22pt"/>
    </style:style>
    <style:style style:name="P2" style:family="paragraph">
      <style:text-properties fo:font-size="16.8999996185303p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09cm" svg:height="1.119cm" svg:x="9.249cm" svg:y="15.152cm">
          <draw:text-box>
            <text:p text:style-name="P1"><text:span text:style-name="T1">effect of trait</text:span></text:p>
          </draw:text-box>
        </draw:frame>
        <draw:frame draw:style-name="gr2" draw:text-style-name="P1" draw:layer="layout" svg:width="7.857cm" svg:height="1.154cm" draw:transform="rotate (1.5707963267949) translate (2.634cm 12.259cm)">
          <draw:text-box>
            <text:p text:style-name="P1"><text:span text:style-name="T1">intensity of extinction</text:span></text:p>
          </draw:text-box>
        </draw:frame>
        <draw:frame draw:style-name="gr3" draw:text-style-name="P2" draw:layer="layout" svg:width="2.984cm" svg:height="0.916cm" svg:x="5.583cm" svg:y="13.844cm">
          <draw:text-box>
            <text:p text:style-name="P2">negative</text:p>
          </draw:text-box>
        </draw:frame>
        <draw:frame draw:style-name="gr4" draw:text-style-name="P2" draw:layer="layout" svg:width="2.73cm" svg:height="0.916cm" svg:x="14.899cm" svg:y="13.844cm">
          <draw:text-box>
            <text:p text:style-name="P2">positive</text:p>
          </draw:text-box>
        </draw:frame>
        <draw:frame draw:style-name="gr5" draw:text-style-name="P2" draw:layer="layout" svg:width="1.713cm" svg:height="0.992cm" draw:transform="rotate (1.5707963267949) translate (3.936cm 13.538cm)">
          <draw:text-box>
            <text:p text:style-name="P2">low</text:p>
          </draw:text-box>
        </draw:frame>
        <draw:frame draw:style-name="gr5" draw:text-style-name="P2" draw:layer="layout" svg:width="2.189cm" svg:height="0.992cm" draw:transform="rotate (1.5707963267949) translate (4.067cm 5.261cm)">
          <draw:text-box>
            <text:p text:style-name="P2">high</text:p>
          </draw:text-box>
        </draw:frame>
        <draw:line draw:style-name="gr6" draw:text-style-name="P3" draw:layer="layout" svg:x1="11.682cm" svg:y1="13.363cm" svg:x2="11.682cm" svg:y2="3.9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1:46:38.865670902</meta:creation-date>
    <dc:date>2016-06-14T12:30:31.621367970</dc:date>
    <meta:editing-duration>PT9M16S</meta:editing-duration>
    <meta:editing-cycles>8</meta:editing-cycles>
    <meta:generator>LibreOffice/4.2.8.2$Linux_X86_64 LibreOffice_project/420m0$Build-2</meta:generator>
    <meta:document-statistic meta:object-count="7"/>
  </office:meta>
</office:document-meta>
</file>